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1f74" officeooo:paragraph-rsid="001a1f74"/>
    </style:style>
    <style:style style:name="P2" style:family="paragraph" style:parent-style-name="Standard">
      <style:text-properties officeooo:rsid="001cfdfa" officeooo:paragraph-rsid="001cfdfa"/>
    </style:style>
    <style:style style:name="P3" style:family="paragraph" style:parent-style-name="Table_20_Contents">
      <style:text-properties style:font-name="Liberation Serif" fo:font-size="12pt" officeooo:rsid="001aed38" officeooo:paragraph-rsid="001aed38" style:font-size-asian="12pt" style:font-size-complex="12pt"/>
    </style:style>
    <style:style style:name="P4" style:family="paragraph" style:parent-style-name="Table_20_Contents">
      <style:text-properties style:font-name="Liberation Serif" fo:font-size="12pt" officeooo:rsid="001d85ed" officeooo:paragraph-rsid="001d85ed" style:font-size-asian="12pt" style:font-size-complex="12pt"/>
    </style:style>
    <style:style style:name="P5" style:family="paragraph" style:parent-style-name="Table_20_Contents">
      <style:text-properties officeooo:rsid="001cfdfa" officeooo:paragraph-rsid="001cfdfa"/>
    </style:style>
    <style:style style:name="P6" style:family="paragraph" style:parent-style-name="Table_20_Contents">
      <style:text-properties officeooo:rsid="001d85ed" officeooo:paragraph-rsid="001d85e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cfdfa" officeooo:paragraph-rsid="001cfdfa" style:font-weight-asian="bold" style:font-weight-complex="bold"/>
    </style:style>
    <style:style style:name="P8" style:family="paragraph" style:parent-style-name="Table_20_Contents">
      <style:text-properties officeooo:rsid="001faed3" officeooo:paragraph-rsid="001faed3"/>
    </style:style>
    <style:style style:name="P9" style:family="paragraph" style:parent-style-name="Table_20_Contents">
      <style:paragraph-properties fo:text-align="center" style:justify-single-word="false"/>
      <style:text-properties officeooo:rsid="001faed3" officeooo:paragraph-rsid="001faed3"/>
    </style:style>
    <style:style style:name="T1" style:family="text">
      <style:text-properties officeooo:rsid="001bad2c"/>
    </style:style>
    <style:style style:name="T2" style:family="text">
      <style:text-properties officeooo:rsid="001d85ed"/>
    </style:style>
    <style:style style:name="T3" style:family="text">
      <style:text-properties officeooo:rsid="0020cb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блица 1 — Цели разработки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* Файл-книги — файл, имеющий расширение, ассоциированное с расширением электоронной книги.</text:p>
          </table:table-cell>
        </table:table-row>
        <table:table-row>
          <table:table-cell table:style-name="Table1.A2" office:value-type="string">
            <text:p text:style-name="P3">1. Получение мета-информации о книге от поддерживаемого вендора.</text:p>
          </table:table-cell>
        </table:table-row>
        <table:table-row>
          <table:table-cell table:style-name="Table1.A2" office:value-type="string">
            <text:p text:style-name="P3">2. Отправка данных, ассоциированных с книгой, на сервер посредством <text:span text:style-name="T1">rest</text:span></text:p>
          </table:table-cell>
        </table:table-row>
        <table:table-row>
          <table:table-cell table:style-name="Table1.A2" office:value-type="string">
            <text:p text:style-name="P3">3. <text:span text:style-name="T1">Веб-интерфейс, отображающий актуальное состояние хранилища книг.</text:span></text:p>
          </table:table-cell>
        </table:table-row>
        <table:table-row>
          <table:table-cell table:style-name="Table1.A2" office:value-type="string">
            <text:p text:style-name="P4">4. Защищенное храние информации доступа, аунтентификация.</text:p>
          </table:table-cell>
        </table:table-row>
      </table:table>
      <text:p text:style-name="P1"/>
      <text:p text:style-name="P2">Таблица 2 — Требования к разработке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1. Системные зависимости:</text:p>
            <text:p text:style-name="P5">OS — Linux (Debian family)</text:p>
            <text:p text:style-name="P5">git</text:p>
            <text:p text:style-name="P5">Установка системных пакетов — через sh-скрипты. Какие нужны — определить, запустив setup.py на «голом» образе.</text:p>
            <text:p text:style-name="P5">Иметь docker-образ отдельно для клиента, отдельно для сервера.</text:p>
            <text:p text:style-name="P5"/>
            <text:p text:style-name="P6">Сервер:</text:p>
            <text:p text:style-name="P6">HttpServ - Ngix</text:p>
            <text:p text:style-name="P6">Back-end — Django.</text:p>
            <text:p text:style-name="P6">DB — Postgres.</text:p>
          </table:table-cell>
        </table:table-row>
        <table:table-row>
          <table:table-cell table:style-name="Table2.A2" office:value-type="string">
            <text:p text:style-name="P7">Client</text:p>
          </table:table-cell>
        </table:table-row>
        <table:table-row>
          <table:table-cell table:style-name="Table2.A2" office:value-type="string">
            <text:p text:style-name="P5">1. Использование интерфейса командной строки. Утилита arhivist должна быть добавлена в окружение пользователя.</text:p>
          </table:table-cell>
        </table:table-row>
        <table:table-row>
          <table:table-cell table:style-name="Table2.A2" office:value-type="string">
            <text:p text:style-name="P5">2. Операции:</text:p>
            <text:p text:style-name="P5">-i --init — создание хранилища</text:p>
            <text:p text:style-name="P5">-u --update <text:s/>- обновление хранилища</text:p>
            <text:p text:style-name="P5">-d --delete — удаление хранилища</text:p>
            <text:p text:style-name="P5">-b book_name_<text:span text:style-name="T2">path</text:span> — обновить конкретную книгу</text:p>
            <text:p text:style-name="P5">-<text:span text:style-name="T2">v --vendor — указание вендора для мета-информации</text:span></text:p>
          </table:table-cell>
        </table:table-row>
        <table:table-row>
          <table:table-cell table:style-name="Table2.A2" office:value-type="string">
            <text:p text:style-name="P6">3. REST-запросы серверу с django.</text:p>
          </table:table-cell>
        </table:table-row>
        <table:table-row>
          <table:table-cell table:style-name="Table2.A2" office:value-type="string">
            <text:p text:style-name="P6">4. Обработка ответов сервера</text:p>
          </table:table-cell>
        </table:table-row>
        <table:table-row>
          <table:table-cell table:style-name="Table2.A2" office:value-type="string">
            <text:p text:style-name="P6">5. Логирование.</text:p>
          </table:table-cell>
        </table:table-row>
        <table:table-row>
          <table:table-cell table:style-name="Table2.A2" office:value-type="string">
            <text:p text:style-name="P6">6. Возможность аунтентификации вендором.</text:p>
            <text:p text:style-name="P6"/>
          </table:table-cell>
        </table:table-row>
        <table:table-row>
          <table:table-cell table:style-name="Table2.A2" office:value-type="string">
            <text:p text:style-name="P9">Server</text:p>
          </table:table-cell>
        </table:table-row>
        <table:table-row>
          <table:table-cell table:style-name="Table2.A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7:14:31.726590855</meta:creation-date>
    <dc:date>2018-01-26T15:42:40.720057444</dc:date>
    <meta:editing-duration>PT5H43M29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2" meta:paragraph-count="29" meta:word-count="147" meta:character-count="1134" meta:non-whitespace-character-count="1007"/>
  </office:meta>
</office:document-meta>
</file>